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master-page-name="HTML">
      <style:paragraph-properties style:page-number="auto"/>
      <style:text-properties fo:font-size="18pt"/>
    </style:style>
    <style:style style:name="P2" style:family="paragraph" style:parent-style-name="Text_20_body">
      <style:paragraph-properties fo:margin-left="0cm" fo:margin-right="0cm" fo:margin-top="0cm" fo:margin-bottom="0cm" style:contextual-spacing="false" fo:text-indent="0cm" style:auto-text-indent="false"/>
      <style:text-properties fo:font-size="18pt"/>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T1" style:family="text">
      <style:text-properties fo:font-size="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t;?php include 'nav.php'; ?&gt; </text:p>
      <text:p text:style-name="P2">What is Theodicy?</text:p>
      <text:p text:style-name="P3"/>
      <text:p text:style-name="P2">I am not too sure about Theodicy outside of Christendom. But then Buddhism posits that all life is suffering as one of its Noble Truths. But certainly Christianity has to face the problem of a kind and loving and merciful God in the face of extreme evil and suffering. Eg all the wars. </text:p>
      <text:p text:style-name="P3"/>
      <text:p text:style-name="P3"/>
      <text:p text:style-name="P3"/>
      <text:p text:style-name="P3"/>
      <text:p text:style-name="P2">Good Friday 18 April 2025 </text:p>
      <text:p text:style-name="P3"/>
      <text:p text:style-name="P2">So at the Church this Good Friday we were introduced to the idea of “lament”. Of course in a meaningless universe such things have no meaning Or rather a Godless universe. In a Godless universe nothing matters......but if God exists and not only God but the Christian God, then we have a problem of logic(thats how I see it).....logic would surely say ….how can God be all powerful and also God be all loving....and yet do nothing in the face of evil? Its surely like me having a machine gun , and yet I dont use it to kill a load of merciless killers, and just watch as the innocents are mindlessly slaughtered. Surely if I behaved in such a fashion I would be condemned? Why? Where does the sense of “morality” come from? Why should anyone care if the innocents are brutally slaughtered and someone who can stop it....does nothing.....so what?</text:p>
      <text:p text:style-name="P3"/>
      <text:p text:style-name="P2">Where does the sense of outrage come from? If a load of muslims want to massacre a load of defenceless men women and children......then have at it? But there is it seems to me a sense of <text:soft-page-break/>outrage at these things. And not just in me. After the Manchester bombings I felt a great sense of outrage. Even though my Church and place of employment disagreed with me I went on a demonstration. I thought if I could not be outraged at the slaughter of the innocent at a Grande concert....then I was surely worth nothing? It was a controversial time. Some people in Manchester didnt want the demo to go ahead. </text:p>
      <text:p text:style-name="P3"/>
      <text:p text:style-name="P3">“<text:span text:style-name="T1">Easter” Sunday 20 April 2024</text:span></text:p>
      <text:p text:style-name="P3"/>
      <text:p text:style-name="P2">Still the problem of evil suffering pain and death keeps coming up. I am relatively comfortable where I am. Yet one has only to switch on the tv,surf the net or read a newspaper to find out that not all peoples are so comfortable. War,famines,diseases,earthquakes,droughts.......Not all peoples are having a “happy Easter”. Some have said that there are more than enough resources on this planet to feed and house ,educate,give medical assistance etc to everyone on the planet. We have all our large multinational organizations like the United Nations etc and yet we still have real problems...eg apparently according to the news sources....the Sudan is having the worst crisis ever if the news feeds are to be believe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0-28T00:00:00.017410554</meta:creation-date>
    <dc:date>2025-04-20T00:00:00.011154453</dc:date>
    <meta:document-statistic meta:table-count="0" meta:image-count="0" meta:object-count="0" meta:page-count="2" meta:paragraph-count="8" meta:word-count="452" meta:character-count="2552" meta:non-whitespace-character-count="2103"/>
    <meta:generator>LibreOffice/25.2.5.2$Windows_X86_64 LibreOffice_project/03d19516eb2e1dd5d4ccd751a0d6f35f35e08022</meta:generator>
  </office:meta>
</office:document-meta>
</file>